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size="60pt"/>
    </style:style>
    <style:style style:name="P2" style:family="paragraph">
      <style:paragraph-properties fo:margin-left="0cm" fo:margin-right="0cm" fo:text-indent="0cm"/>
      <style:text-properties fo:color="#ffffff" fo:font-family="'Times New Roman'" style:font-family-generic="roman"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cm" fo:margin-right="0cm" fo:text-align="center" fo:text-indent="0cm"/>
      <style:text-properties fo:font-family="'Times New Roman'" style:font-family-generic="roman" style:font-pitch="variable" fo:font-size="60pt" fo:font-weight="bold"/>
    </style:style>
    <style:style style:name="P5" style:family="paragraph">
      <style:paragraph-properties fo:margin-left="0cm" fo:margin-right="0cm" fo:text-indent="0cm"/>
      <style:text-properties fo:font-family="'Times New Roman'" style:font-family-generic="roman" style:font-pitch="variable" fo:font-size="60pt" fo:font-weight="bold"/>
    </style:style>
    <style:style style:name="P6" style:family="paragraph">
      <style:paragraph-properties fo:margin-left="0cm" fo:margin-right="0cm" fo:text-align="center" fo:text-indent="0cm"/>
      <style:text-properties fo:font-size="60pt"/>
    </style:style>
    <style:style style:name="P7" style:family="paragraph">
      <style:paragraph-properties fo:margin-left="0cm" fo:margin-right="0cm" fo:text-align="center" fo:text-indent="0cm"/>
      <style:text-properties fo:color="#ffffff" fo:font-family="'Times New Roman'" style:font-family-generic="roman" style:font-pitch="variable" fo:font-size="60pt" fo:font-weight="bold"/>
    </style:style>
    <style:style style:name="T1" style:family="text">
      <style:text-properties fo:color="#ffffff" fo:font-family="'Times New Roman'" style:font-family-generic="roman" style:font-pitch="variable" fo:font-size="60pt" fo:font-weight="bold"/>
    </style:style>
    <style:style style:name="T2" style:family="text">
      <style:text-properties fo:color="#ffffff" fo:font-family="'Times New Roman'" style:font-family-generic="roman" style:font-pitch="variable" fo:font-size="60pt" fo:font-style="normal" fo:font-weight="bold"/>
    </style:style>
    <style:style style:name="T3" style:family="text">
      <style:text-properties fo:font-family="'Times New Roman'" style:font-family-generic="roman" style:font-pitch="variable" fo:font-size="60pt" fo:font-weight="bold"/>
    </style:style>
    <style:style style:name="T4"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draw:frame presentation:style-name="pr1" draw:text-style-name="P2" draw:layer="layout" svg:width="28cm" svg:height="21cm" svg:x="0cm" svg:y="0cm" presentation:class="title" presentation:user-transformed="true">
          <draw:text-box>
            <text:p text:style-name="P1"><text:span text:style-name="T1">W </text:span><text:span text:style-name="T2">swym Sercu na wieki</text:span><text:span text:style-name="T2"><text:line-break/></text:span><text:span text:style-name="T2">ukryłeś nas,</text:span><text:span text:style-name="T2"><text:line-break/></text:span><text:span text:style-name="T2">odnaleźć Twą miłość już czas.</text:span><text:span text:style-name="T2"><text:line-break/></text:span><text:span text:style-name="T2">Podnoszę me dłonie,</text:span><text:span text:style-name="T2"><text:line-break/></text:span><text:span text:style-name="T2">oddając Ci cześć.</text:span><text:span text:style-name="T2"><text:line-break/></text:span><text:span text:style-name="T2">Mocy moja, uwielbiam Cię,</text:span><text:span text:style-name="T2"><text:line-break/></text:span><text:span text:style-name="T2">Mocy moja,</text:span><text:span text:style-name="T2"><text:line-break/></text:span><text:span text:style-name="T2">uwielbiam Cię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19">
        <draw:frame presentation:style-name="pr1" draw:text-style-name="P5" draw:layer="layout" svg:width="28cm" svg:height="21cm" svg:x="0cm" svg:y="0cm" presentation:class="title" presentation:user-transformed="true">
          <draw:text-box>
            <text:p text:style-name="P4"><text:span text:style-name="T3">Jezu, Serce Twoje</text:span><text:span text:style-name="T3"><text:line-break/></text:span><text:span text:style-name="T4">schronieniem mym.</text:span><text:span text:style-name="T4"><text:line-break/></text:span><text:span text:style-name="T4">Panie w Sercu Twoim</text:span><text:span text:style-name="T4"><text:line-break/></text:span><text:span text:style-name="T4">mój dom.</text:span><text:span text:style-name="T4"><text:line-break/></text:span><text:span text:style-name="T4">Umiłował mnie Pan</text:span><text:span text:style-name="T4"><text:line-break/></text:span><text:span text:style-name="T4">i mogę w Sercu Jego trwać.</text:span><text:span text:style-name="T4"><text:line-break/></text:span><text:span text:style-name="T4">Umiłował mnie Pan na wieki.</text:span></text:p>
          </draw:text-box>
        </draw:frame>
        <presentation:notes draw:style-name="dp2">
          <draw:page-thumbnail draw:style-name="gr1" draw:layer="layout" svg:width="13.586cm" svg:height="11.136cm" svg:x="3.705cm" svg:y="2.256cm" draw:page-number="2" presentation:class="page"/>
          <draw:frame presentation:style-name="pr2" draw:layer="layout" svg:width="16.799cm" svg:height="13.365cm" svg:x="2.1cm" svg:y="14.106cm" presentation:class="notes" presentation:placeholder="true">
            <draw:text-box/>
          </draw:frame>
        </presentation:notes>
      </draw:page>
      <draw:page draw:name="page3" draw:style-name="dp1" draw:master-page-name="lyt-slajdy">
        <draw:frame presentation:style-name="pr1" draw:text-style-name="P7" draw:layer="layout" svg:width="28cm" svg:height="21cm" svg:x="0cm" svg:y="0cm" presentation:class="title" presentation:user-transformed="true">
          <draw:text-box>
            <text:p text:style-name="P6"><text:span text:style-name="T2">Jezu, Serce Twoim</text:span><text:span text:style-name="T2"><text:line-break/></text:span><text:span text:style-name="T2">schronieniem mym,</text:span><text:span text:style-name="T2"><text:line-break/></text:span><text:span text:style-name="T2">Panie w Sercu Twoim</text:span><text:span text:style-name="T2"><text:line-break/></text:span><text:span text:style-name="T2">mój dom.</text:span><text:span text:style-name="T2"><text:line-break/></text:span><text:span text:style-name="T2">Do nas zniżył się Pan,</text:span><text:span text:style-name="T2"><text:line-break/></text:span><text:span text:style-name="T2">by Serce swoje oddać nam,</text:span><text:span text:style-name="T2"><text:line-break/></text:span><text:span text:style-name="T2">Do nas zniżył się Pan, alleluja.</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8:59:49</meta:creation-date>
    <dc:creator>Rafał Talacha</dc:creator>
    <dc:date>2009-01-27T16:15:56</dc:date>
    <dc:language>en-US</dc:language>
    <meta:editing-cycles>8</meta:editing-cycles>
    <meta:editing-duration>PT15M53S</meta:editing-duration>
    <meta:user-defined meta:name="Info 1"/>
    <meta:user-defined meta:name="Info 2"/>
    <meta:user-defined meta:name="Info 3"/>
    <meta:user-defined meta:name="Info 4"/>
    <meta:document-statistic meta:object-count="24"/>
  </office:meta>
</office:document-meta>
</file>